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åndag 17/9: Bestämde gruppstorlek och idé på spel vi ska göra, gruppen är 4 pers, och spelet ett sidescolling action plattformer rpg.</text:p>
      <text:p text:style-name="Standard"/>
      <text:p text:style-name="Standard">Tisdag 18/9 – Söndag 30/9: Grejat med Projekthotell, huvidsakligen Bitbucket där jag har jämfört protokoll, och kommit fram till att Mercurial är bäst för oss att använda.</text:p>
      <text:p text:style-name="Standard"/>
      <text:p text:style-name="Standard">Måndag 1/10 – Snackat med Peter, fått respons på en halvbra projekt idé, och förklarat hur vi ska göra projektplanen</text:p>
      <text:p text:style-name="Standard"/>
      <text:p text:style-name="Standard">Måndag 8/10 – Pratat med Peter, och gjort komplett prokjektplan</text:p>
      <text:p text:style-name="Standard"/>
      <text:p text:style-name="Standard">Fredag 13/10 – Börjat med High concept som är för det mesta k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arin Jelica<text:tab/><text:tab/>Projektarbete</text:p>
        <text:p text:style-name="Header">SPT10<text:tab/><text:tab/>Project Scroll</text:p>
        <text:p text:style-name="Header">20120923<text:tab/><text:tab/>Peter Lars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23T18:50:56.29</meta:creation-date>
    <dc:date>2012-10-14T01:09:57.40</dc:date>
    <meta:editing-duration>PT35M31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101" meta:character-count="620"/>
  </office:meta>
</office:document-meta>
</file>